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2" style:parent-style-name="m_8533728506351442394m_9044786605463555933gmail-5yl5" style:family="text">
      <style:text-properties style:font-style-complex="italic"/>
    </style:style>
    <style:style style:name="P3" style:parent-style-name="Normal" style:family="paragraph">
      <style:paragraph-properties fo:text-align="end"/>
    </style:style>
    <style:style style:name="T4" style:parent-style-name="m_8533728506351442394m_9044786605463555933gmail-5yl5" style:family="text">
      <style:text-properties style:font-style-complex="italic"/>
    </style:style>
    <style:style style:name="P5" style:parent-style-name="Normal" style:family="paragraph">
      <style:paragraph-properties fo:text-align="end"/>
    </style:style>
    <style:style style:name="T6" style:parent-style-name="m_8533728506351442394m_9044786605463555933gmail-5yl5" style:family="text">
      <style:text-properties style:font-style-complex="italic"/>
    </style:style>
    <style:style style:name="P7" style:parent-style-name="Normal" style:family="paragraph">
      <style:paragraph-properties fo:text-align="end"/>
    </style:style>
    <style:style style:name="T8" style:parent-style-name="m_8533728506351442394m_9044786605463555933gmail-5yl5" style:family="text">
      <style:text-properties style:font-style-complex="italic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T11" style:parent-style-name="Hyperlink" style:family="text">
      <style:text-properties style:font-style-complex="italic"/>
    </style:style>
    <style:style style:name="P12" style:parent-style-name="Normal" style:family="paragraph">
      <style:paragraph-properties fo:text-align="end"/>
    </style:style>
    <style:style style:name="P13" style:parent-style-name="Normal" style:family="paragraph">
      <style:paragraph-properties fo:text-align="end"/>
    </style:style>
    <style:style style:name="T14" style:parent-style-name="m_8533728506351442394m_9044786605463555933gmail-5yl5" style:family="text">
      <style:text-properties style:font-style-complex="italic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paragraph-properties fo:text-align="end"/>
    </style:style>
    <style:style style:name="T17" style:parent-style-name="m_8533728506351442394m_9044786605463555933gmail-5yl5" style:family="text">
      <style:text-properties style:font-style-complex="italic"/>
    </style:style>
    <style:style style:name="P18" style:parent-style-name="Normal" style:family="paragraph">
      <style:paragraph-properties fo:text-align="end"/>
    </style:style>
    <style:style style:name="T19" style:parent-style-name="m_8533728506351442394m_9044786605463555933gmail-5yl5" style:family="text">
      <style:text-properties style:font-style-complex="italic"/>
    </style:style>
    <style:style style:name="T20" style:parent-style-name="m_8533728506351442394m_9044786605463555933gmail-5yl5" style:family="text">
      <style:text-properties style:font-style-complex="italic"/>
    </style:style>
    <style:style style:name="T21" style:parent-style-name="m_8533728506351442394m_9044786605463555933gmail-5yl5" style:family="text">
      <style:text-properties style:font-style-complex="italic"/>
    </style:style>
    <style:style style:name="T22" style:parent-style-name="m_8533728506351442394m_9044786605463555933gmail-5yl5" style:family="text">
      <style:text-properties style:font-style-complex="italic"/>
    </style:style>
    <style:style style:name="T23" style:parent-style-name="m_8533728506351442394m_9044786605463555933gmail-5yl5" style:family="text">
      <style:text-properties style:font-style-complex="italic"/>
    </style:style>
    <style:style style:name="T24" style:parent-style-name="m_8533728506351442394m_9044786605463555933gmail-5yl5" style:family="text">
      <style:text-properties style:font-style-complex="italic"/>
    </style:style>
    <style:style style:name="T25" style:parent-style-name="m_8533728506351442394m_9044786605463555933gmail-5yl5" style:family="text">
      <style:text-properties style:font-style-complex="italic"/>
    </style:style>
    <style:style style:name="T26" style:parent-style-name="m_8533728506351442394m_9044786605463555933gmail-5yl5" style:family="text">
      <style:text-properties style:font-style-complex="italic"/>
    </style:style>
    <style:style style:name="T27" style:parent-style-name="DefaultParagraphFont" style:family="text">
      <style:text-properties style:font-style-complex="italic"/>
    </style:style>
    <style:style style:name="T28" style:parent-style-name="m_8533728506351442394m_9044786605463555933gmail-5yl5" style:family="text">
      <style:text-properties style:font-style-complex="italic"/>
    </style:style>
    <style:style style:name="T29" style:parent-style-name="m_8533728506351442394m_9044786605463555933gmail-5yl5" style:family="text">
      <style:text-properties style:font-style-complex="italic"/>
    </style:style>
    <style:style style:name="T30" style:parent-style-name="m_8533728506351442394m_9044786605463555933gmail-5yl5" style:family="text">
      <style:text-properties style:font-style-complex="italic"/>
    </style:style>
    <style:style style:name="T31" style:parent-style-name="m_8533728506351442394m_9044786605463555933gmail-5yl5" style:family="text">
      <style:text-properties style:font-style-complex="italic"/>
    </style:style>
    <style:style style:name="T32" style:parent-style-name="DefaultParagraphFont" style:family="text">
      <style:text-properties style:font-style-complex="italic"/>
    </style:style>
    <style:style style:name="T33" style:parent-style-name="m_8533728506351442394m_9044786605463555933gmail-5yl5" style:family="text">
      <style:text-properties style:font-style-complex="italic"/>
    </style:style>
    <style:style style:name="T34" style:parent-style-name="m_8533728506351442394m_9044786605463555933gmail-5yl5" style:family="text">
      <style:text-properties style:font-style-complex="italic"/>
    </style:style>
    <style:style style:name="T35" style:parent-style-name="m_8533728506351442394m_9044786605463555933gmail-5yl5" style:family="text">
      <style:text-properties style:font-style-complex="italic"/>
    </style:style>
    <style:style style:name="T36" style:parent-style-name="m_8533728506351442394m_9044786605463555933gmail-5yl5" style:family="text">
      <style:text-properties style:font-style-complex="italic"/>
    </style:style>
    <style:style style:name="T37" style:parent-style-name="m_8533728506351442394m_9044786605463555933gmail-5yl5" style:family="text">
      <style:text-properties style:font-style-complex="italic"/>
    </style:style>
    <style:style style:name="T38" style:parent-style-name="DefaultParagraphFont" style:family="text">
      <style:text-properties style:font-style-complex="italic"/>
    </style:style>
    <style:style style:name="T39" style:parent-style-name="m_8533728506351442394m_9044786605463555933gmail-5yl5" style:family="text">
      <style:text-properties style:font-style-complex="italic"/>
    </style:style>
    <style:style style:name="P40" style:parent-style-name="Normal" style:family="paragraph">
      <style:text-properties style:font-name-complex="Calibri"/>
    </style:style>
    <style:style style:name="P41" style:parent-style-name="Normal" style:family="paragraph">
      <style:text-properties style:font-name-complex="Calibri"/>
    </style:style>
  </office:automatic-styles>
  <office:body>
    <office:text text:use-soft-page-breaks="true">
      <text:p text:style-name="P1"><text:bookmark-start text:name="_olk_signature"/><text:span text:style-name="T2">Tom Eagle</text:span></text:p>
      <text:p text:style-name="P3"><text:span text:style-name="T4">18 Thomas Brassey Close</text:span></text:p>
      <text:p text:style-name="P5"><text:span text:style-name="T6">Chester</text:span></text:p>
      <text:p text:style-name="P7"><text:span text:style-name="T8">CH2 3AE</text:span></text:p>
      <text:p text:style-name="P9"/>
      <text:p text:style-name="P10"><text:a xlink:href="mailto:tomeagle79@gmail.com" office:target-frame-name="_top" xlink:show="replace"><text:span text:style-name="T11">tomeagle79@gmail.com</text:span></text:a></text:p>
      <text:p text:style-name="P12"/>
      <text:p text:style-name="P13"><text:span text:style-name="T14">07941939374</text:span></text:p>
      <text:p text:style-name="P15"/>
      <text:p text:style-name="P16"><text:span text:style-name="T17">31 January 2017</text:span></text:p>
      <text:p text:style-name="P18"/>
      <text:p text:style-name="Normal"><text:span text:style-name="T19">To the HR manager,</text:span></text:p>
      <text:p text:style-name="Normal"/>
      <text:p text:style-name="Normal"><text:span text:style-name="T20">My name is Tom<text:s/></text:span><text:span text:style-name="T21">Eagle, I’ve been looking to have a change of career for some time, having spent most of my career in construction and after considering a few different options I am very keen to move into front-end web development. Originally I studied engineering at unive</text:span><text:span text:style-name="T22">rsity and learned some programming at that time. I also had a taste of web design when I built my own site for a handyman business I was running about 10 ye</text:span><text:span text:style-name="T23">ars ago (</text:span><text:span text:style-name="T24">obviously</text:span><text:span text:style-name="T25">,</text:span><text:span text:style-name="T26"><text:s/>things have moved on a lot since then!).</text:span></text:p>
      <text:p text:style-name="Normal"><text:span text:style-name="T27"><text:line-break/></text:span><text:span text:style-name="T28">For the last 6 months or so I have been</text:span><text:span text:style-name="T29"><text:s/>doing lots of courses online on sites such as codeschool and codecademy and many other sites. So far I’ve been getting to grips with HTML/CSS/SASS/JavaScript/</text:span><text:span text:style-name="T30">jQuery</text:span><text:span text:style-name="T31">/Bootstrap, and I’m looking forward to learning more in the future.</text:span></text:p>
      <text:p text:style-name="Normal"><text:span text:style-name="T32"><text:line-break/></text:span><text:span text:style-name="T33">I’m finding it very en</text:span><text:span text:style-name="T34">joyable and stimulating and I really think it’s the way to go for me. I’d love to make 2017 the year where I make the change and I’m excited about joining a digital agency and working with like-minded people. I have a keen eye for detail and love working a</text:span><text:span text:style-name="T35">s part of a collaborate team.</text:span></text:p>
      <text:p text:style-name="Normal"/>
      <text:p text:style-name="Normal"><text:span text:style-name="T36">I wondered if I could come and meet you in the near future and talk about potential opportunities to get involved and to see how it all works in practice.<text:s/></text:span></text:p>
      <text:p text:style-name="Normal"/>
      <text:p text:style-name="Normal"><text:span text:style-name="T37">Many thanks and I look forward to meeting you,</text:span></text:p>
      <text:p text:style-name="Normal"><text:span text:style-name="T38"><text:line-break/></text:span><text:span text:style-name="T39">Tom Eagle</text:span></text:p>
      <text:p text:style-name="Normal"/>
      <text:p text:style-name="Normal"/>
      <text:p text:style-name="P40"/>
      <text:p text:style-name="Normal"/>
      <text:p text:style-name="P41"><text:bookmark-end text:name="_olk_signature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-asian="Times New Roman" style:language-asian="en" style:country-asian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_8533728506351442394m_9044786605463555933gmail-5yl5" style:display-name="m_8533728506351442394m_9044786605463555933gmail-5yl5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User</meta:initial-creator>
    <dc:creator>Windows User</dc:creator>
    <meta:creation-date>2017-01-30T14:58:00Z</meta:creation-date>
    <dc:date>2017-01-31T10:56:00Z</dc:date>
    <meta:template xlink:href="Normal" xlink:type="simple"/>
    <meta:editing-cycles>11</meta:editing-cycles>
    <meta:editing-duration>PT11220S</meta:editing-duration>
    <meta:document-statistic meta:page-count="1" meta:paragraph-count="2" meta:word-count="217" meta:character-count="1458" meta:row-count="10" meta:non-whitespace-character-count="1243"/>
  </office:meta>
</office:document-meta>
</file>